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808080" draw:marker-start-width="0.275cm" draw:marker-end-width="0.275cm" draw:fill="gradient" draw:fill-gradient-name="Very_20_soft_20_grey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1.244cm" fo:min-width="0cm"/>
    </style:style>
    <style:style style:name="gr4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829cm" fo:min-width="0cm"/>
    </style:style>
    <style:style style:name="gr5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416cm" fo:min-width="0cm"/>
    </style:style>
    <style:style style:name="P1" style:family="paragraph">
      <style:paragraph-properties fo:margin-left="0cm" fo:margin-right="0cm" fo:text-align="center" fo:text-indent="0cm"/>
      <style:text-properties fo:font-weight="bold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T1" style:family="text">
      <style:text-properties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id="id1" draw:layer="layout" svg:width="3cm" svg:height="1.4cm" svg:x="1.719cm" svg:y="1.731cm">
          <text:p text:style-name="P1"><text:span text:style-name="T1">PhD student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id="id2" draw:layer="layout" svg:width="3cm" svg:height="1.4cm" svg:x="10.319cm" svg:y="1.731cm">
          <text:p text:style-name="P1"><text:span text:style-name="T1">Advisor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id="id3" draw:layer="layout" svg:width="3cm" svg:height="1.4cm" svg:x="1.719cm" svg:y="5.575cm">
          <text:p text:style-name="P1"><text:span text:style-name="T1">Journal editor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2" draw:layer="layout" draw:type="curve" draw:line-skew="-0.861cm" svg:x1="3.218cm" svg:y1="1.731cm" svg:x2="11.818cm" svg:y2="1.731cm" draw:start-shape="id1" draw:start-glue-point="4" draw:end-shape="id2" draw:end-glue-point="4">
          <text:p text:style-name="P3"/>
        </draw:connector>
        <draw:connector draw:style-name="gr2" draw:text-style-name="P2" draw:layer="layout" draw:type="curve" svg:x1="10.319cm" svg:y1="2.43cm" svg:x2="4.719cm" svg:y2="2.43cm" draw:start-shape="id2" draw:start-glue-point="5" draw:end-shape="id1" draw:end-glue-point="7">
          <text:p text:style-name="P3"/>
        </draw:connector>
        <draw:connector draw:style-name="gr2" draw:text-style-name="P2" draw:layer="layout" draw:type="curve" draw:line-skew="-0.938cm" svg:x1="1.719cm" svg:y1="2.43cm" svg:x2="1.719cm" svg:y2="6.274cm" draw:start-shape="id1" draw:start-glue-point="5" draw:end-shape="id3" draw:end-glue-point="5">
          <text:p text:style-name="P3"/>
        </draw:connector>
        <draw:connector draw:style-name="gr2" draw:text-style-name="P2" draw:layer="layout" draw:type="curve" svg:x1="3.218cm" svg:y1="5.575cm" svg:x2="3.218cm" svg:y2="3.129cm" draw:start-shape="id3" draw:start-glue-point="4" draw:end-shape="id1" draw:end-glue-point="6">
          <text:p text:style-name="P3"/>
        </draw:connector>
        <draw:frame draw:style-name="gr3" draw:text-style-name="P3" draw:layer="layout" svg:width="2.979cm" svg:height="1.484cm" svg:x="6.119cm" svg:y="0.291cm">
          <draw:text-box>
            <text:p text:style-name="P3">1. draft</text:p>
            <text:p text:style-name="P3">3. better draft</text:p>
            <text:p text:style-name="P3">7. quit PhD</text:p>
          </draw:text-box>
        </draw:frame>
        <draw:frame draw:style-name="gr4" draw:text-style-name="P3" draw:layer="layout" svg:width="3.906cm" svg:height="1.073cm" svg:x="5.619cm" svg:y="2.402cm">
          <draw:text-box>
            <text:p text:style-name="P3">2. harsh comments</text:p>
            <text:p text:style-name="P3">4. harsh comments</text:p>
          </draw:text-box>
        </draw:frame>
        <draw:frame draw:style-name="gr5" draw:text-style-name="P3" draw:layer="layout" svg:width="2.919cm" svg:height="0.662cm" svg:x="0cm" svg:y="4.175cm">
          <draw:text-box>
            <text:p text:style-name="P3">5. submission</text:p>
          </draw:text-box>
        </draw:frame>
        <draw:frame draw:style-name="gr5" draw:text-style-name="P3" draw:layer="layout" svg:width="3.177cm" svg:height="0.662cm" svg:x="3.119cm" svg:y="4.175cm">
          <draw:text-box>
            <text:p text:style-name="P3">6. strong rejec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Very_20_soft_20_grey" draw:display-name="Very soft grey" draw:style="linear" draw:start-color="#ffffff" draw:end-color="#e6e6e6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4cm" fo:page-height="7.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creation-date>2007-05-10T10:23:42</meta:creation-date>
    <dc:creator>Julien Ponge</dc:creator>
    <dc:date>2008-03-25T09:58:34</dc:date>
    <meta:editing-cycles>4</meta:editing-cycles>
    <meta:editing-duration>PT11M12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